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paragraph-rsid="00036872"/>
    </style:style>
    <style:style style:name="P2" style:family="paragraph" style:parent-style-name="Heading_20_1">
      <style:text-properties officeooo:paragraph-rsid="00036872"/>
    </style:style>
    <style:style style:name="P3" style:family="paragraph" style:parent-style-name="Heading_20_2">
      <style:text-properties officeooo:paragraph-rsid="00036872"/>
    </style:style>
    <style:style style:name="T1" style:family="text">
      <style:text-properties officeooo:rsid="000368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<text:span text:style-name="T1">Game Philosophy</text:span></text:h>
      <text:p text:style-name="P1"><text:span text:style-name="T1"/></text:p>
      <text:h text:style-name="P2" text:outline-level="1"><text:span text:style-name="T1">General Settings</text:span></text:h>
      <text:p text:style-name="P1"><text:span text:style-name="T1"/></text:p>
      <text:h text:style-name="P2" text:outline-level="1"><text:span text:style-name="T1">Economics</text:span></text:h>
      <text:p text:style-name="P1"><text:span text:style-name="T1"/></text:p>
      <text:h text:style-name="P2" text:outline-level="1"><text:span text:style-name="T1">Industry and Infrastructure</text:span></text:h>
      <text:p text:style-name="P1"><text:span text:style-name="T1"/></text:p>
      <text:h text:style-name="P2" text:outline-level="1"><text:span text:style-name="T1">Diplomacy</text:span></text:h>
      <text:p text:style-name="P1"><text:span text:style-name="T1"/></text:p>
      <text:h text:style-name="P2" text:outline-level="1"><text:span text:style-name="T1">Research</text:span></text:h>
      <text:p text:style-name="P1"><text:span text:style-name="T1"/></text:p>
      <text:h text:style-name="P2" text:outline-level="1"><text:span text:style-name="T1">Military</text:span></text:h>
      <text:p text:style-name="P1"><text:span text:style-name="T1"/></text:p>
      <text:h text:style-name="P2" text:outline-level="1"><text:span text:style-name="T1">Combat</text:span></text:h>
      <text:p text:style-name="P1"><text:span text:style-name="T1"/></text:p>
      <text:h text:style-name="P2" text:outline-level="1"><text:span text:style-name="T1">Scenarios</text:span></text:h>
      <text:p text:style-name="P1"><text:span text:style-name="T1"/></text:p>
      <text:h text:style-name="P3" text:outline-level="2"><text:span text:style-name="T1">Europe 1814</text:span></text:h>
      <text:p text:style-name="P1"><text:span text:style-name="T1"/></text:p>
      <text:h text:style-name="P2" text:outline-level="1"><text:span text:style-name="T1">Statistics</text:span></text:h>
      <text:p text:style-name="P1"><text:span text:style-name="T1"/></text:p>
      <text:h text:style-name="P2" text:outline-level="1"><text:span text:style-name="T1">AI</text:span></text:h>
      <text:p text:style-name="P1"><text:span text:style-name="T1"/></text:p>
      <text:h text:style-name="P2" text:outline-level="1"><text:span text:style-name="T1">Ideas for the future</text:span></text:h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_20_Symbol" style:display-name="Footnote Symbol" style:family="text"/>
    <style:style style:name="Caption_20_characters" style:display-name="Caption character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3.6$Windows_x86 LibreOffice_project/e29a214-2bbed72-0621de6-a97528c-8f066d</meta:generator>
    <dc:date>2013-08-07T13:56:40.74</dc:date>
    <meta:document-statistic meta:table-count="0" meta:image-count="0" meta:object-count="0" meta:page-count="1" meta:paragraph-count="13" meta:word-count="21" meta:character-count="150" meta:non-whitespace-character-count="142"/>
    <meta:user-defined meta:name="Info 1"/>
    <meta:user-defined meta:name="Info 2"/>
    <meta:user-defined meta:name="Info 3"/>
    <meta:user-defined meta:name="Info 4"/>
  </office:meta>
</office:document-meta>
</file>